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cm" fo:text-indent="1.249cm" style:auto-text-indent="false"/>
    </style:style>
    <style:style style:name="P2" style:family="paragraph" style:parent-style-name="Standard">
      <style:paragraph-properties fo:break-before="page"/>
    </style:style>
    <style:style style:name="P3" style:family="paragraph" style:parent-style-name="Standard">
      <style:paragraph-properties fo:margin-left="1.249cm" fo:margin-right="0cm" fo:text-indent="1.249cm" style:auto-text-indent="false"/>
    </style:style>
    <style:style style:name="P4" style:family="paragraph" style:parent-style-name="Standard">
      <style:paragraph-properties fo:margin-top="0cm" fo:margin-bottom="0.353cm" loext:contextual-spacing="false"/>
    </style:style>
    <style:style style:name="P5" style:family="paragraph" style:parent-style-name="Standard" style:master-page-name="Standard">
      <style:paragraph-properties style:page-number="auto"/>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T3" style:family="text">
      <style:text-properties style:font-name="Arial" style:font-name-complex="Arial1"/>
    </style:style>
    <style:style style:name="T4" style:family="text">
      <style:text-properties style:text-line-through-style="none" style:text-line-through-type="none"/>
    </style:style>
    <style:style style:name="T5" style:family="text">
      <style:text-properties style:text-line-through-style="none" style:text-line-through-type="none" style:text-underline-style="solid" style:text-underline-width="auto" style:text-underline-color="font-color"/>
    </style:style>
    <style:style style:name="T6" style:family="text">
      <style:text-properties officeooo:rsid="001b1a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ettre 1685</text:p>
      <text:p text:style-name="Standard"/>
      <text:p text:style-name="Standard">12 Novembre 1940</text:p>
      <text:p text:style-name="Standard"/>
      <text:p text:style-name="Standard">Vieux Charles,</text:p>
      <text:p text:style-name="Standard"/>
      <text:p text:style-name="P1">J<text:bookmark text:name="_GoBack"/>e tape cette lettre à 2 exemplaires, et j'envoie l'un chez Mme Nourry, l'autre à Mougins, pour qu'elle ait plus de chances de vous parvenir.</text:p>
      <text:p text:style-name="Standard"/>
      <text:p text:style-name="P1">Les nouvelles pour les SWING sont en effet assez surprenantes. Je suis ravi d'apprendre que la vente est aussi bonne. Mais je ne peux comprendre pourquoi la vente des disques de nègres ou de juifs est prohibée à Paris alors qu'elle est permise en Allemagne, comme Dietrich Schulz me l'a souvent dit ; et d'ailleurs les catalogues allemands étaient pleins de Duke, de Louis, etc. Comprenez-vous ça, vous? Je serais curieux de connaître l'explication de cette anomalie. Voilà en tout cas une nouvelle bien contrariante.</text:p>
      <text:p text:style-name="Standard"/>
      <text:p text:style-name="P1">C'est épatant, en tout cas, que Mlle Boyer ait mis le Quintette et Combelle en exclusivité pour SWING. Cette mesure s'imposait, puisque il n'y a pas d'autres ressources. D'ailleurs le Quintette, comme vous le notez, est de 1er intérêt au point de vue vente.</text:p>
      <text:p text:style-name="Standard"/>
      <text:p text:style-name="P1">Votre idée au sujet de Guy Durand est excellente. Je souhaite énormément la publication de cet enregistrement auquel il a participé, et aussi l'enregistrement d'un morceau à sa mémoire. Faites donc le maximum pour arranger ça. Si Guy a enregistré plusieurs faces, il sera bon de les publier toutes, à moins d'un défaut par trop gros.</text:p>
      <text:p text:style-name="Standard"/>
      <text:p text:style-name="P1">Merci beaucoup de penser à moi pour le fric que me doit Pathé-Marconi. Pour le cas où vos souvenirs ne seraient pas assez précis, je vous rappelle que nous n'avons rien touché, en dehors du truc mensuel, pour la deuxième année -15 Juin 1939 à 15 Juin 1940 - et qu'étant donné la diminution notable de frais d'enregistrement au cours de cette année, et la vente constante des anciens disques, j'ai calculé que nous pourrions bien avoir à toucher 12.000 balles chacun, et peut-être plus (surtout si par hasard les Anglais avaient payé un acompte sur les droits quelque temps avant la rupture de Juin dernier)</text:p>
      <text:p text:style-name="Standard"/>
      <text:p text:style-name="P1">Si vous n'allez pas à Paris, j'irais bien volontiers moi-même, du moment qu'il y a quelque chose d'’utile à y faire, mais dans ce cas je voudrais, si c'était possible, l'assurance de toucher au <text:soft-page-break/>moins quelque fric de Pathé-Marconi pour faire face aux dépenses. Il me faudrait aussi l'assurance de pouvoir revenir au bout de quelque temps dans la zone libre, car, pour ce qui est de la possibilité de rentrer dans la zone occupée, je crois l'avoir. Si vous n'y allez pas et si Bérard tient à ce <text:s/>qu'un de nous de y aille, croyez-vous en son pouvoir d'obtenir le permis de circuler d'une zone à l'autre? Sera-t-il seulement possible de le toucher pour lui demander?</text:p>
      <text:p text:style-name="Standard"/>
      <text:p text:style-name="P1">Ai parfaitement compris la façon de vous écrire de petits billets n'ayant pas forme de lettre, si vous allez à Paris.</text:p>
      <text:p text:style-name="P1">Quel est le violoniste du Quintette en l'absence de Grappelly?</text:p>
      <text:p text:style-name="P1">Amitié</text:p>
      <text:p text:style-name="P1">Hugues</text:p>
      <text:p text:style-name="P1">P.S. Pour le fric, je crois que Pathé-Marconi a le droit de m'envoyer au moins 2.000 balles/</text:p>
      <text:p text:style-name="Standard"/>
      <text:p text:style-name="P2">Lettre 1674</text:p>
      <text:p text:style-name="Standard"/>
      <text:p text:style-name="Standard">16 Septembre 1943</text:p>
      <text:p text:style-name="Standard"/>
      <text:p text:style-name="Standard">Vieux Charles,</text:p>
      <text:p text:style-name="P1">Ci-joint des tas d'épreuves. Quelques remarques :</text:p>
      <text:p text:style-name="P1"><text:span text:style-name="T1">Ch. Dandies</text:span> -Kirby joue du tuba et-non de la basse dans les faces Dee Blues, etc, sauf Goodbye Blues, où il joue réellement de la string bass.</text:p>
      <text:p text:style-name="P1"><text:span text:style-name="T1">B-Carter</text:span> - Dans les faces faites en Hollande où il y a Hawkins (My Buddy, etc), il n’y a pas 3 saxes, etc, il y a seulement comme section mélodique Hawk, Benny, Chilshom et John Williams</text:p>
      <text:p text:style-name="Standard">(Clarinette).A noter que Benny joue un passage de ténor dans I ain't got nobody, ainsi que la clarinette dans ce même disque et dans Mighty like the blues.</text:p>
      <text:p text:style-name="P1"><text:span text:style-name="T1">L. Hampton</text:span> -Il me parait important de mentionner que B. Carter est l'auteur des arrangements de la session Shoe shiner's drag, et qu'il joue la clarinette dans cette face ainsi que dans Muskrat ramble.</text:p>
      <text:p text:style-name="P1"><text:span text:style-name="T1">Teschemacher</text:span> - Quoi qu'en pensent les Américains, je suppo-que c'est bien Tesch dans Jazz me blues et Sister Kate en Paramount. Mais comme ne l’aimant plus je ne suis plus aussi sûr de moi, je vous laisse juge de faire ce qui vous paraîtra le plus probable.</text:p>
      <text:p text:style-name="P1"><text:span text:style-name="T1">T. Wilson</text:span> - Je n'ai pas vu mentionné le personnel comprenant 3 saxes dont 2 sont Sedric et Peewee Russell et le 3ème un type comme Jefferson ou un autre alto de ce genre (plutôt. Tab Smith, il me semble). Je n'ai malheureusement aucun renseignement à vous donner à ce sujet. </text:p>
      <text:p text:style-name="P1"><text:span text:style-name="T1">Rex</text:span> -Il vous manque une session qui a été faite juste avant le voyage de Duke à Paris, donc à placer juste avant les SWING. C'est Fat Stuff Serenade - I'll come back for more (Vocalion 5448) avec un personnel comprenant. Tricky Sam, Jack Maisel, Louis Bacon comme vocaliste, j'ai oublié les autres, et malheureusement mes Jazz Information de cette époque sont bloqués en Suisse d'où on ne peut plus me les renvoyer. -Je retrouve à l' instant les 2 autres faces "San Juan Hill" et "Chained to a dream” (Vocalion 5510).</text:p>
      <text:p text:style-name="P1"><text:span text:style-name="T1">R. Nichols</text:span> -Dans The New Yorkers- I may be wrong, vous avez remplacé Peewee par B. Goodman à la clarinette. Mais je suis absolument sûr que c'était bien Peewee. Si vous réentendez le disque vous n'aurez aucun doute.</text:p>
      <text:p text:style-name="P1">Je n'ai pas voulu faire ces corrections ou additions moi-même. Je vous les soumets, vous ferez comme bon vous semblera.</text:p>
      <text:p text:style-name="P1">Le N° du Ivie Anderson (Plantation) est Variety VA 591.</text:p>
      <text:p text:style-name="P1">N'ai pas le personnel du Metronome A.S.Band.</text:p>
      <text:p text:style-name="P1"><text:soft-page-break/>Evidemment, il semblerait plus logique de faire des notices aussi aux "divers", mais cela en fera un nombre effrayant. Vous me demandez conseil, je suis bien embarrassé. Etant donné que sur certains on manque totalement de détails biographiques, le plus simple serait peut-être de laisser tomber. Si, par contre, vous croyez pouvoir faire qq. chose de suffisamment Précis sur chacun, cela change tout.</text:p>
      <text:p text:style-name="P1">N'oubliez pas de me retenir les exemplaires de la Disco demandés. Vous ne m'avez pas répondu à ce sujet.</text:p>
      <text:p text:style-name="P1">Pour le 1<text:span text:style-name="T2">er</text:span> N° de "Jazz Hot", je pense surtout qu'il serait bon de résumer les nouvelles importantes depuis la guerre, c'est à dire mettre les lecteurs au courant des musiciens morts, des principaux changements survenus dans les orch. en vue ; en somme, mettre tout le monde à la page. Ne trouvez-vous pas?</text:p>
      <text:p text:style-name="Standard"><text:tab/>Quand à venir à Paris, le moment ne me parait pas bien choisi, franchement.</text:p>
      <text:p text:style-name="Standard"><text:tab/><text:tab/>Bien à vous</text:p>
      <text:p text:style-name="Standard"><text:tab/><text:tab/>Hugues</text:p>
      <text:p text:style-name="Standard">P.S. –<text:span text:style-name="T1">Rocking Chair</text:span> et les 2 <text:span text:style-name="T1">Duke</text:span> suivants (p. 79 de la Disco) devraient logiquement se placer beaucoup plus loin puisqu'on y entend Barney et Hodges. <text:span text:style-name="T3">Ç</text:span>a doit être de 1931.</text:p>
      <text:p text:style-name="Standard">Dans <text:span text:style-name="T1">Jazz à la Carte</text:span> et <text:span text:style-name="T1">Demi-Tasse</text:span> de Barney et probablement les autres de la même session, c'est Hayes Al(vis?).</text:p>
      <text:p text:style-name="Standard">Les Fats faits en 1938 en Angleterre sont placés beaucoup trop tôt. Il me semble qu'ils viennent juste <text:span text:style-name="T1">après</text:span> les disques de gr. orch. (In gloaming, The Sheik, ?)</text:p>
      <text:p text:style-name="Standard"/>
      <text:p text:style-name="P2">Lettre 1779</text:p>
      <text:p text:style-name="Standard"/>
      <text:p text:style-name="Standard">24 Novembre 1944</text:p>
      <text:p text:style-name="Standard"/>
      <text:p text:style-name="Standard">Vieux Charles,</text:p>
      <text:p text:style-name="P1">J'apprends <text:s/>aujourd'hui seulement par Raymond Beau que vous n'avez jamais reçu la liste des 500 disques à rééditer que j'avais chargé un ami de vous porter il y d'un mois!</text:p>
      <text:p text:style-name="P1">Je vous envoie donc un autre exemplaire de cette liste. Je sais qu'il y a là-dedans des tas de disques qu'on ne peut faire rééditer à l'heure actuelle puisque les matrices ne sont pas en France, mais je m'en tiens à ce qui avait été convenu l'année dernière, où vous m'aviez dit de ne pas tenir compte de cela, et qu'on commencerait par faire rééditer les disques qu'on aurait à portée de la main.</text:p>
      <text:p text:style-name="P1">La proportion des Louis et des Duke est certainement imposante, mais elle répond certainement à 1a valeur de ces disques par rapport aux autres... sans compter qu'une foule de musiciens parmi les plus grands se font entendre dans ces disques. </text:p>
      <text:p text:style-name="P1">Si vous désirez que j'établisse une autre liste en ne tenant compte que des disques <text:span text:style-name="T1">déjà parus</text:span> en France, di-tes-le moi, je le ferai aussitôt.</text:p>
      <text:p text:style-name="P1">Je ne sais pas du tout si vous avez reçu mes différentes lettres, vous ne m'avez accusé réception d’aucune.</text:p>
      <text:p text:style-name="Standard">Depuis la libération, je n'ai reçu qu'une seule lettre de vous ; celle dans laquelle vous me demandiez la liste des disques à rééditer. Vous me disiez aussi que vous occupiez un poste important à la Radio et que vous aviez l'intention de me faire faire une série d'émissions, en reprenant les choses par la base. Je vous ai répondu –mais avez-vous, oui ou non, reçu cette lettre - que j'étais prêt à faire ces émissions, mais que je ne pouvais venir à Paris pour le moment. Si vous désirez cependant qu'elles se fassent immédiatement, rien n'est plus facile que de les écrire ici et de vous les envoyer, un speaker n'aura qu'à les lire. Si ce n'est pas urgent, attendons donc ma venue à Paris. J'ai d'ailleurs fort envie d'aller là-bas, mais étant donné l'état actuel des transports et plusieurs autres considérations, cela ne m'est pas possible pour le moment.</text:p>
      <text:p text:style-name="P1">Om m'affirme que des disques ont déjà été réédités par Gramo. Est-ce vrai ? En est-il de même pour Swing, ou faut-il encore attendre pour publier les enregistrements que les Allemands avaient empêché d'éditer? Tenez-moi au courant, je vous prie. D'autre part, prévoyez-vous la parution de cette brochure "SWING" que vous m'aviez fait faire juste avant l'armistice de 1940 ? Si oui, sachez que j'ai toujours les textes en double ici.</text:p>
      <text:p text:style-name="P1">J'attends de vos nouvelles par un prochain courrier.</text:p>
      <text:p text:style-name="P3">Mes meilleures amitiés</text:p>
      <text:p text:style-name="Standard"><text:tab/><text:tab/><text:tab/>Hugues</text:p>
      <text:p text:style-name="Standard"><text:soft-page-break/>Lettre 177<text:span text:style-name="T6">7</text:span></text:p>
      <text:p text:style-name="Standard"/>
      <text:p text:style-name="Standard">29 Novembre 1944</text:p>
      <text:p text:style-name="Standard"/>
      <text:p text:style-name="Standard">Vieux Charles,</text:p>
      <text:p text:style-name="Standard"><text:tab/>Je reçois enfin de vos nouvelles.Je vois que la personne à qui, j'avais confié le soin de vous transmettre la liste de disques et ma lettre s’est acquittée de cette commission avec beaucoup de retard.</text:p>
      <text:p text:style-name="Standard"><text:tab/>Je sais bien qu’on ne peut compter sur les matrices d'importation avant un délai assez long. Mais vous aviez déjà prévu cela lorsque vous m'aviez fait part de vos idées sur l'établiissement de cette liste,en ajoutant qu'on publierait d'abord les matrices disponibles en France.C'est pourquoi j'ai procédé ainsi. D'accord pour la brochure. ll faut attendre de avoir exactement ce qui pourra être publié.</text:p>
      <text:p text:style-name="Standard"><text:tab/>Au point de vue que vous me signalez - montrer tous les mouvements même plus ou moins mauvais du jazz – il serait en effet bon d'inclure quelques disques d'une valeur douteuse mais qui serviraient, comme vous le dites, de points de comparaisons ; à condition, bien entendu, d’en inclure un nombre aussi restreint que possible,car il serait dommage de ne pas s’appliquer a rééditer surtout les meilleurs disques. Je pense qu'ainsi nous sommes maintenant tout a fait d’accord,</text:p>
      <text:p text:style-name="Standard"><text:tab/>Ne pourriez-vous m’indiquer les disques qui vous paraîtraient le plus opportun d'ajouter à ma liste dans le but de représenter les mouvements en question (comme les New Yorkers).Vous pourriez soit faire le choix vous-même,soit m'indiquer de façon résumée ce qu'il vous parait utile de sélectionner.</text:p>
      <text:p text:style-name="Standard"><text:tab/>Je ne-pense pas qu’il soit utile de prévoir des suppressions en dépit de dette addition de disques - car on n’est pas sûr du tout de parvenir à la réédition de certains disques.</text:p>
      <text:p text:style-name="Standard"><text:tab/>Je vous demanderai de faire une correction à ma liste. J‘ai réentendu l'autre jour, pour la première fois depuis longtemps, Chicago du Quintette, et j'ai constaté que ce disque était surfait, que Django était mal accordé et sortait même des harmonies, ce qui ne lui arrive jamais. Il faudrait donc le supprimer et mettre à la place "My serenade® du Quintette, qui est vraiment très bon, ou Alabamy Bound, solo de Grappelly, selon votre préférence.</text:p>
      <text:p text:style-name="Standard"><text:tab/>Au sujet de la Radio Française de Paris, vous me dites diverses choses, notamnent que <text:span text:style-name="T5">seul</text:span> vous ne pouvez rien faire, qu’il y a trop de démarches, etc, que vous serez probablement obligé de laisser tomber. Je suppose, bien que vous ne le disiez pas carrément, que cela veut dire que vous regrettez que je ne sois pas là pour vous aider dans cette activité. Ecoutez, Charles, vous manquez d’imagination (je suppose ) :la vie à Paris me serait déjà dure sans que j'y déploie une grande acitivité, du fait de la précarité des transports, du chauffage nul ou déffectueux (n’oubliez pas que ma jambe est gelée en hiver s’il n’y a pas de chauffage). A plus forte raison comment pourrais-je mener là-bas une vie active, une vie de démarches, pour reprendre votre propre mot. Ou bien je me tuerai <text:soft-page-break/>avec le métro, ou bien je claquerai un fric fou avec des vélo-taxis ou moyens de transports exceptionnels et onéreux -sans parler des autres difficultés, qu’il serait superflu d'énumérer.</text:p>
      <text:p text:style-name="Standard">Page 2</text:p>
      <text:p text:style-name="Standard"><text:tab/>Remarquez que je désire ardemment revenir à Paris. Dès que cela sera possible, je viendrai, ne serait-ce que pour peu de temps, et quitte à revenir un peu plus tard. Mais en ce moment tout le monde est unanime à me dire que la vie me sera très pénible là-bas. Après avoir réfléchi, dites-moi vous-même votre opinion, bien sérieusement. Ce que je voudrais ôter de votre tête, c’est l'idée que je pourrais venir et que je ne viens pas par goût de rester ici (ou ailleurs).</text:p>
      <text:p text:style-name="Standard"><text:tab/>Quant à faire des conférences illustrées par un orchestre, je ne me souviens pas que vous m’ayez parlé de cela. Mais cela ne me plairait guère à l'heure actuelle, je vous l'avoue. En effet, que dirai-je dans mes conférences : que le jazz est une musique de noirs. Qu’entendra-t-on ensuite ? Des musiciens d'une valeur relative, dont peu joueront comme des noirs (je tiens pour certain qu'il est impossible de réunir pour ces conférences des musiciens comme Django, Combelle, Ekyan, Brun et quelques autres qui, seuls, feraient l'affaire). Des musiciens de valeur inférieure ne pourraient servir qu'à illustrer une démonstration sur le mécanisme du jazz (décomposer les parties en les faisant entendre séparément, ou des choses de ce genre), mais là il n'y aurait matière intéressante que pour une ou deux causeries,il me semble.</text:p>
      <text:p text:style-name="Standard"><text:tab/>En terminant. cette lettre,je vous prie,Charles,de ne pas créer des malentendus entre nous en gardant pour vous certaines choses au lieu de m'en faire part carrément. En m'écrivant au fur et à mesure les choses telles quelles vous viennent à l'esprit,vous obtiendrez peut-être divers résultats, sinon je pourrais au moins vous expliquer pourquoi telle chose n'est pas possible. Vous savez très bien que je fais-tout ce que je peux pour mener le bon combat en faveur du jazz, et il ne fait aucun doute que si Louis Armrtrong, Duke Ellington ou des musiciens pareils étaient à Paris,je m’imposerai une fatigue de quelques jours à la fois pour mon plaisir personnel et pour le parti qu’il y aurait peut-être à en tirer. Mais se fatiguer alors qu’on ne peut faire entendre aux gens que des musiciens qui ne leur révèleront <text:span text:style-name="T1">pas</text:span> le jazz, pour lutter à la Radio au milieu d'une pagaille comme celle actuelle et ne pas être sûr d'arriver au moindre résultat satisfaisant, le jeu en vaut-il la chandelle ?<text:tab/>Maintenant, répondez à tout cela en toute franchise. Si vous en avez marre, laissez tomber tout ce qui vous déplait, ce n'est pas moi qui pourrai-vous le reprocher. Si vous voyez quelque chose à faire, faites m’en part très clairement, et plus la chose sera intéressante et plus je me donnerai de mal pou vous seconder soyez-en certain.</text:p>
      <text:p text:style-name="Standard"><text:tab/>Ecrivez-moi vite. Mes amitiés et celle site de Madeleine.</text:p>
      <text:p text:style-name="Standard"><text:tab/><text:tab/>Hugues</text:p>
      <text:p text:style-name="P4"><text:tab/>P.S. <text:span text:style-name="T4">Les enregistrements pour Swing ont-ils pu reprendre ? Si Dizzy est de nouveau à Paris, pourquoi ne pas lui faire enregistrer qq. Piano-solos lorsque cela sera possible ? Pourra-t-on ressortir bientôt les enregistrements faits par des noirs, etc, qui avaient été prohibés pendant la guerr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9T08:36:00</meta:creation-date>
    <meta:initial-creator>Anne LEGRAND</meta:initial-creator>
    <dc:language>fr-FR</dc:language>
    <dc:date>2020-10-28T09:19:19.611113151</dc:date>
    <meta:editing-cycles>36</meta:editing-cycles>
    <meta:editing-duration>PT3H6M</meta:editing-duration>
    <meta:generator>LibreOffice/6.4.6.2$Linux_X86_64 LibreOffice_project/40$Build-2</meta:generator>
    <meta:document-statistic meta:table-count="0" meta:image-count="0" meta:object-count="0" meta:page-count="7" meta:paragraph-count="68" meta:word-count="2570" meta:character-count="14952" meta:non-whitespace-character-count="12423"/>
    <meta:user-defined meta:name="AppVersion">14.0000</meta:user-defined>
    <meta:user-defined meta:name="Company">BnF</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